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7fa0" officeooo:paragraph-rsid="00147fa0"/>
    </style:style>
    <style:style style:name="P2" style:family="paragraph" style:parent-style-name="Standard">
      <style:text-properties officeooo:rsid="0014c9ff" officeooo:paragraph-rsid="0014c9ff"/>
    </style:style>
    <style:style style:name="P3" style:family="paragraph" style:parent-style-name="Standard">
      <style:text-properties fo:font-size="24pt" officeooo:rsid="00147fa0" officeooo:paragraph-rsid="00147fa0" style:font-size-asian="24pt" style:font-size-complex="24pt"/>
    </style:style>
    <style:style style:name="P4" style:family="paragraph" style:parent-style-name="Standard">
      <style:text-properties officeooo:rsid="00147fa0" officeooo:paragraph-rsid="0016dbd6"/>
    </style:style>
    <style:style style:name="P5" style:family="paragraph" style:parent-style-name="Standard">
      <style:text-properties officeooo:rsid="0016dbd6" officeooo:paragraph-rsid="0016dbd6"/>
    </style:style>
    <style:style style:name="P6" style:family="paragraph" style:parent-style-name="Standard">
      <style:text-properties officeooo:rsid="0014c9ff" officeooo:paragraph-rsid="0016dbd6"/>
    </style:style>
    <style:style style:name="P7" style:family="paragraph" style:parent-style-name="Standard">
      <style:text-properties fo:font-size="18pt" officeooo:rsid="0014c9ff" officeooo:paragraph-rsid="0016dbd6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6dbd6" style:font-size-asian="24pt" style:font-size-complex="24pt"/>
    </style:style>
    <style:style style:name="T3" style:family="text">
      <style:text-properties officeooo:rsid="0016dbd6"/>
    </style:style>
    <style:style style:name="T4" style:family="text">
      <style:text-properties fo:font-size="18pt" officeooo:rsid="0016dbd6" style:font-size-asian="18pt" style:font-size-complex="18pt"/>
    </style:style>
    <style:style style:name="T5" style:family="text">
      <style:text-properties fo:font-size="12pt" officeooo:rsid="0016dbd6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Q1</text:span>. <text:span text:style-name="T3">Create custom metric for memory utilization for the server and setup alerts for 20% of utilization and ok alert when utilization under 20% </text:span></text:p>
      <text:p text:style-name="P5"/>
      <text:p text:style-name="P4"><text:s/>#!/bin/bash </text:p>
      <text:p text:style-name="P1">Instance_id=i-c0131431 </text:p>
      <text:p text:style-name="P1">root=`free -m | grep 'Mem' | tr -s ' ' | cut -d ' ' -f 4` </text:p>
      <text:p text:style-name="P1">root=$(($root*100)) </text:p>
      <text:p text:style-name="P1">root=$(($root/8000)) </text:p>
      <text:p text:style-name="P1">/usr/local/bin/aws cloudwatch put-metric-data --metric-name "CLoudWatch one server" --unit Bytes --value $root --dimensions InstanceId=$Instance_id --namespace System/Linux </text:p>
      <text:p text:style-name="P1"/>
      <text:p text:style-name="P1">aws cloudwatch put-metric-alarm --alarm-name cpu-mon --alarm-description "Alarm when CPU exceeds 20 percent" --metric-name "CLoudwatch one server" --namespace AWS/EC2 --statistic Maximum --period 300 --threshold 20 --comparison-operator GreaterThanThreshold <text:s/>--dimensions <text:s/>Name=Instance_id,Value=$Instance-id --evaluation-periods 2 --alarm-actions arn:aws:sns:us-east-1:111122223333:MyTopic --unit Percent</text:p>
      <text:p text:style-name="P1"/>
      <text:p text:style-name="P1"/>
      <text:p text:style-name="P3"/>
      <text:p text:style-name="P6"><text:span text:style-name="T4">Q3.</text:span><text:span text:style-name="T3"> Create custom metric for nginx connection and set alert when connection goes beyond 5.</text:span></text:p>
      <text:p text:style-name="P6">#!/bin/bash </text:p>
      <text:p text:style-name="P2">Instance_id=i-c0131431 </text:p>
      <text:p text:style-name="P2"/>
      <text:p text:style-name="P2">http=`netstat -an | grep :80 | wc -l` </text:p>
      <text:p text:style-name="P2">https=`netstat -an | grep :443 | wc -l` </text:p>
      <text:p text:style-name="P2">root=$(($http+$https)) </text:p>
      <text:p text:style-name="P2">/usr/local/bin/aws cloudwatch put-metric-data --metric-name "CLoudWatch Nginx COnnection" --unit Bytes --value $root --dimensions InstanceId=$Instance_id --namespace System/Linux </text:p>
      <text:p text:style-name="P2"/>
      <text:p text:style-name="P2">aws cloudwatch put-metric-alarm --alarm-name nginx-connection --alarm-description "Alarm when Nginx connection exceeds 5" --metric-name "CLoudwatch Nginx COnnection" --namespace AWS/EC2 --statistic Maximum --period 300 --threshold 5 --comparison-operator GreaterThanThreshold <text:s/>--dimensions <text:s/>Name=Instance_id,Value=$Instance_id --evaluation-periods 2 --alarm-actions arn:aws:sns:us-east-1:111122223333:MyTopic --unit Percent</text:p>
      <text:p text:style-name="P2"/>
      <text:p text:style-name="P2"/>
      <text:p text:style-name="P7"><text:span text:style-name="T3">Q</text:span>4.<text:span text:style-name="T5">Create custom metric to check ping connectivity for two servers and send alert when ping connectivity is down</text:span></text:p>
      <text:p text:style-name="P2"/>
      <text:p text:style-name="P2">#!/bin/bash </text:p>
      <text:p text:style-name="P2"/>
      <text:p text:style-name="P2">wget --spider http://google.com </text:p>
      <text:p text:style-name="P2">if [ "$?" != 0 ]; then </text:p>
      <text:p text:style-name="P2">root=0 </text:p>
      <text:p text:style-name="P2">else </text:p>
      <text:p text:style-name="P2">root=1 </text:p>
      <text:p text:style-name="P2">fi </text:p>
      <text:p text:style-name="P2"/>
      <text:p text:style-name="P2">Instance_id=i-c0131431 </text:p>
      <text:p text:style-name="P2">/usr/local/bin/aws cloudwatch put-metric-data --metric-name "CLoudWatch pinging1" --unit Bytes <text:soft-page-break/>--value $root --dimensions InstanceId=$Instance_id --namespace System/Linux </text:p>
      <text:p text:style-name="P2"/>
      <text:p text:style-name="P2">aws cloudwatch put-metric-alarm --alarm-name pinging1 --alarm-description "Alarm when pingign is not done" --metric-name "CLoudwatch pinging1" --namespace AWS/EC2 --statistic Minimum --period 300 --threshold 0.5 --comparison-operator LesserThanThreshold <text:s/>--dimensions <text:s/>Name=Instance_id,Value=$Instance-id --evaluation-periods 2 --alarm-actions arn:aws:sns:us-east-1:111122223333:MyTopic --unit Percent </text:p>
      <text:p text:style-name="P2"/>
      <text:p text:style-name="P2">ssh -i KeyEc2.pem ubuntu@54.88.253.173 'ping -c 1 google.com | grep Destination' </text:p>
      <text:p text:style-name="P2">if [ "$?" != 0 ]; then </text:p>
      <text:p text:style-name="P2">root=1 </text:p>
      <text:p text:style-name="P2">else </text:p>
      <text:p text:style-name="P2">root=0 </text:p>
      <text:p text:style-name="P2">fi </text:p>
      <text:p text:style-name="P2"/>
      <text:p text:style-name="P2">Instance_id=i-a82e2959 </text:p>
      <text:p text:style-name="P2"/>
      <text:p text:style-name="P2">/usr/local/bin/aws cloudwatch put-metric-data --metric-name "CLoudWatch pinging1" --unit Bytes --value $root --dimensions InstanceId=$Instance_id --namespace System/Linux<text:tab/><text:tab/><text:tab/><text:tab/><text:tab/> </text:p>
      <text:p text:style-name="P2"/>
      <text:p text:style-name="P2">aws cloudwatch put-metric-alarm --alarm-name pinging1 --alarm-description "Alarm when pingign is not done" --metric-name "CLoudwatch pinging1" --namespace AWS/EC2 --statistic Minimum --period 300 --threshold 0.5 --comparison-operator LesserThanThreshold <text:s/>--dimensions <text:s/>Name=Instance_id,Value=$Instance-id --evaluation-periods 2 --alarm-actions arn:aws:sns:us-east-1:111122223333:MyTopic --unit Perc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00:03:55.471256591</meta:creation-date>
    <dc:date>2015-02-19T18:52:15.053395722</dc:date>
    <meta:editing-duration>PT6H20M4S</meta:editing-duration>
    <meta:editing-cycles>1</meta:editing-cycles>
    <meta:generator>LibreOffice/4.2.3.3$Linux_X86_64 LibreOffice_project/420m0$Build-3</meta:generator>
    <meta:document-statistic meta:table-count="0" meta:image-count="0" meta:object-count="0" meta:page-count="2" meta:paragraph-count="36" meta:word-count="397" meta:character-count="3207" meta:non-whitespace-character-count="2870"/>
  </office:meta>
</office:document-meta>
</file>